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A0000001146489E684770DD41.png" manifest:media-type="image/png"/>
  <manifest:file-entry manifest:full-path="Pictures/100012C0000001FA000001547911F8F23BCFD40C.svg" manifest:media-type="image/svg+xml"/>
  <manifest:file-entry manifest:full-path="Pictures/100002010000001A000000118F0E9E2711819A4D.png" manifest:media-type="image/png"/>
  <manifest:file-entry manifest:full-path="Pictures/10000FC3000001F400000150FF37E2E6D90E3FED.svg" manifest:media-type="image/svg+xml"/>
  <manifest:file-entry manifest:full-path="Pictures/100010E7000001FA00000150065D610B9FA545E4.svg" manifest:media-type="image/svg+xml"/>
  <manifest:file-entry manifest:full-path="Pictures/100002010000001B00000013CF5B6800D28069D2.png" manifest:media-type="image/png"/>
  <manifest:file-entry manifest:full-path="Pictures/100002010000001A0000001140B182B82B67861D.png" manifest:media-type="image/png"/>
  <manifest:file-entry manifest:full-path="Pictures/10000FF1000001FF00000150DFD1A027A2D8508F.svg" manifest:media-type="image/svg+xml"/>
  <manifest:file-entry manifest:full-path="Pictures/10001225000002160000016EB138B16AB7D707CA.svg" manifest:media-type="image/svg+xml"/>
  <manifest:file-entry manifest:full-path="Pictures/10000CB600000271000000E0C5753689EE2D1B76.svg" manifest:media-type="image/svg+xml"/>
  <manifest:file-entry manifest:full-path="Pictures/10000201000000200000000B80E17A6A7FCDFE4E.png" manifest:media-type="image/png"/>
  <manifest:file-entry manifest:full-path="Pictures/10000201000000190000001107F0D58C04C1DF4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028cm" svg:stroke-color="#000000" draw:marker-start-width="0.242cm" draw:marker-end-width="0.242cm" draw:fill-color="#ffffff" draw:textarea-horizontal-align="justify" draw:textarea-vertical-align="middle" draw:auto-grow-height="false" fo:min-height="2.019cm" fo:min-width="0.743cm" fo:padding-top="0.139cm" fo:padding-bottom="0.139cm" fo:padding-left="0.264cm" fo:padding-right="0.264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7cm" fo:min-width="2.916cm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416cm" fo:min-width="0.1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887cm" fo:min-width="2.422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28cm" svg:stroke-color="#000000" draw:marker-start-width="0.242cm" draw:marker-end="Symmetric_20_Arrow" draw:marker-end-width="0.342cm" draw:fill="solid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243cm" fo:min-width="0.842cm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Dashed_20__28_var_29_" svg:stroke-width="0.028cm" svg:stroke-color="#000000" draw:marker-start-width="0.242cm" draw:marker-end-width="0.242cm" draw:fill-color="#ffffff" draw:textarea-horizontal-align="justify" draw:textarea-vertical-align="middle" draw:auto-grow-height="false" fo:min-height="1.433cm" fo:min-width="0.605cm" fo:padding-top="0.139cm" fo:padding-bottom="0.139cm" fo:padding-left="0.264cm" fo:padding-right="0.264cm"/>
    </style:style>
    <style:style style:name="gr11" style:family="graphic" style:parent-style-name="standard">
      <style:graphic-properties draw:stroke="dash" draw:stroke-dash="Dashed_20__28_var_29_" svg:stroke-width="0.028cm" svg:stroke-color="#000000" draw:marker-start-width="0.242cm" draw:marker-end-width="0.242cm" draw:fill-color="#ffffff" draw:textarea-horizontal-align="justify" draw:textarea-vertical-align="middle" draw:auto-grow-height="false" fo:min-height="1.119cm" fo:min-width="0.519cm" fo:padding-top="0.139cm" fo:padding-bottom="0.139cm" fo:padding-left="0.264cm" fo:padding-right="0.264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44cm" fo:min-width="0.504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width="0.028cm" svg:stroke-color="#000000" draw:marker-start-width="0.242cm" draw:marker-end-width="0.242cm" draw:fill-color="#ffbf00" draw:textarea-horizontal-align="justify" draw:textarea-vertical-align="middle" draw:auto-grow-height="false" fo:min-height="0cm" fo:min-width="1.822cm" fo:padding-top="0.139cm" fo:padding-bottom="0.139cm" fo:padding-left="0.264cm" fo:padding-right="0.264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019cm" fo:min-width="0.743cm" fo:padding-top="0.142cm" fo:padding-bottom="0.142cm" fo:padding-left="0.267cm" fo:padding-right="0.267cm"/>
    </style:style>
    <style:style style:name="gr15" style:family="graphic" style:parent-style-name="standard">
      <style:graphic-properties draw:stroke="solid" svg:stroke-width="0.081cm" draw:marker-start-width="0.321cm" draw:marker-end="Symmetric_20_Arrow" draw:marker-end-width="0.321cm" draw:fill-color="#ffffff" draw:textarea-horizontal-align="justify" draw:textarea-vertical-align="middle" draw:auto-grow-height="false" fo:min-height="0.038cm" fo:min-width="0cm" fo:padding-top="0.165cm" fo:padding-bottom="0.165cm" fo:padding-left="0.29cm" fo:padding-right="0.29cm"/>
    </style:style>
    <style:style style:name="gr16" style:family="graphic" style:parent-style-name="standard">
      <style:graphic-properties draw:stroke="none" draw:marker-end="Symmetric_20_Arrow" draw:fill-color="#cccccc" draw:textarea-horizontal-align="justify" draw:textarea-vertical-align="middle" draw:auto-grow-height="false" fo:min-height="0.118cm" fo:min-width="0cm"/>
    </style:style>
    <style:style style:name="gr17" style:family="graphic" style:parent-style-name="objectwithoutfill">
      <style:graphic-properties svg:stroke-width="0.035cm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bf00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805cm" svg:height="3.255cm" draw:transform="skewX (0.000698131700797693) rotate (-0.257086998818765) translate (4.28cm 10.29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6§display§root§svg§600§FALSE§</svg:desc>
          <draw:frame draw:style-name="gr2" draw:text-style-name="P2" draw:layer="layout" svg:width="0.998cm" svg:height="0.357cm" svg:x="13.591cm" svg:y="6.739cm">
            <draw:image xlink:href="Pictures/10000CB600000271000000E0C5753689EE2D1B76.svg" xlink:type="simple" xlink:show="embed" xlink:actuate="onLoad" loext:mime-type="image/svg+xml">
              <text:p/>
            </draw:image>
            <draw:image xlink:href="Pictures/10000201000000200000000B80E17A6A7FCDFE4E.png" xlink:type="simple" xlink:show="embed" xlink:actuate="onLoad" loext:mime-type="image/png"/>
          </draw:frame>
        </draw:g>
        <draw:g>
          <svg:title>TexMaths</svg:title>
          <svg:desc>14§display§f_{X_3}§svg§600§FALSE§</svg:desc>
          <draw:frame draw:style-name="gr3" draw:text-style-name="P3" draw:layer="layout" svg:width="0.746cm" svg:height="0.511cm" svg:x="10.779cm" svg:y="8.112cm">
            <draw:image xlink:href="Pictures/10001225000002160000016EB138B16AB7D707CA.svg" xlink:type="simple" xlink:show="embed" xlink:actuate="onLoad" loext:mime-type="image/svg+xml">
              <text:p/>
            </draw:image>
            <draw:image xlink:href="Pictures/100002010000001B00000013CF5B6800D28069D2.png" xlink:type="simple" xlink:show="embed" xlink:actuate="onLoad" loext:mime-type="image/png"/>
          </draw:frame>
        </draw:g>
        <draw:g>
          <svg:title>TexMaths</svg:title>
          <svg:desc>14§display§f_{X_4}§svg§600§FALSE§</svg:desc>
          <draw:frame draw:style-name="gr3" draw:text-style-name="P3" draw:layer="layout" svg:width="0.714cm" svg:height="0.469cm" svg:x="13.446cm" svg:y="8.493cm">
            <draw:image xlink:href="Pictures/10000FF1000001FF00000150DFD1A027A2D8508F.svg" xlink:type="simple" xlink:show="embed" xlink:actuate="onLoad" loext:mime-type="image/svg+xml">
              <text:p/>
            </draw:image>
            <draw:image xlink:href="Pictures/100002010000001A0000001140B182B82B67861D.png" xlink:type="simple" xlink:show="embed" xlink:actuate="onLoad" loext:mime-type="image/png"/>
          </draw:frame>
        </draw:g>
        <draw:g>
          <svg:title>TexMaths</svg:title>
          <svg:desc>14§display§f_{X_1}§svg§600§FALSE§</svg:desc>
          <draw:frame draw:style-name="gr3" draw:text-style-name="P3" draw:layer="layout" svg:width="0.699cm" svg:height="0.469cm" svg:x="10.842cm" svg:y="9.675cm">
            <draw:image xlink:href="Pictures/10000FC3000001F400000150FF37E2E6D90E3FED.svg" xlink:type="simple" xlink:show="embed" xlink:actuate="onLoad" loext:mime-type="image/svg+xml">
              <text:p/>
            </draw:image>
            <draw:image xlink:href="Pictures/10000201000000190000001107F0D58C04C1DF4F.png" xlink:type="simple" xlink:show="embed" xlink:actuate="onLoad" loext:mime-type="image/png"/>
          </draw:frame>
        </draw:g>
        <draw:g>
          <svg:title>TexMaths</svg:title>
          <svg:desc>14§display§f_{X_2}§svg§600§FALSE§</svg:desc>
          <draw:frame draw:style-name="gr3" draw:text-style-name="P3" draw:layer="layout" svg:width="0.707cm" svg:height="0.469cm" svg:x="13.501cm" svg:y="11.16cm">
            <draw:image xlink:href="Pictures/100010E7000001FA00000150065D610B9FA545E4.svg" xlink:type="simple" xlink:show="embed" xlink:actuate="onLoad" loext:mime-type="image/svg+xml">
              <text:p/>
            </draw:image>
            <draw:image xlink:href="Pictures/100002010000001A000000118F0E9E2711819A4D.png" xlink:type="simple" xlink:show="embed" xlink:actuate="onLoad" loext:mime-type="image/png"/>
          </draw:frame>
        </draw:g>
        <draw:custom-shape draw:style-name="gr4" draw:text-style-name="P1" draw:layer="layout" svg:width="4.878cm" svg:height="1.655cm" draw:transform="rotate (0.493579112463996) translate (4.411cm 7.3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7" draw:id="id7" draw:layer="layout" svg:width="0.213cm" svg:height="0.213cm" svg:x="6.859cm" svg:y="6.8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9cm" svg:height="0.99cm" svg:x="6.196cm" svg:y="10.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" draw:id="id2" draw:layer="layout" svg:width="0.213cm" svg:height="0.213cm" svg:x="6.582cm" svg:y="10.8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178cm" svg:height="1.655cm" draw:transform="rotate (-3.05240632881288) translate (11.862cm 11.9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0.213cm" svg:height="0.214cm" draw:transform="rotate (2.73719986590271) translate (9.769cm 11.49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9.616cm" svg:y1="11.312cm" svg:x2="6.795cm" svg:y2="10.933cm" draw:start-shape="id1" draw:start-glue-point="10" draw:end-shape="id2" draw:end-glue-point="10" svg:d="M9616 11312l-2821-379" svg:viewBox="0 0 2822 380">
          <text:p/>
        </draw:connector>
        <draw:custom-shape draw:style-name="gr9" draw:text-style-name="P1" draw:layer="layout" svg:width="1.946cm" svg:height="2.159cm" draw:transform="skewX (0.000523598775598293) rotate (0.60021872976085) translate (1.176cm 10.67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13cm" svg:height="0.213cm" draw:transform="rotate (0.857305728579614) translate (2.456cm 11.0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f_{X_5}§svg§600§FALSE§</svg:desc>
          <draw:frame draw:style-name="gr3" draw:text-style-name="P3" draw:layer="layout" svg:width="0.707cm" svg:height="0.475cm" svg:x="15.025cm" svg:y="8.145cm">
            <draw:image xlink:href="Pictures/100012C0000001FA000001547911F8F23BCFD40C.svg" xlink:type="simple" xlink:show="embed" xlink:actuate="onLoad" loext:mime-type="image/svg+xml">
              <text:p/>
            </draw:image>
            <draw:image xlink:href="Pictures/100002010000001A0000001146489E684770DD41.png" xlink:type="simple" xlink:show="embed" xlink:actuate="onLoad" loext:mime-type="image/png"/>
          </draw:frame>
        </draw:g>
        <draw:custom-shape draw:style-name="gr10" draw:text-style-name="P1" draw:layer="layout" svg:width="1.601cm" svg:height="2.419cm" draw:transform="skewX (0.000349065850398884) rotate (-0.257086998818765) translate (4.434cm 10.09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481cm" svg:height="1.975cm" draw:transform="skewX (0.000523598775598323) rotate (-0.257086998818765) translate (4.746cm 9.4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1.468cm" svg:height="1.736cm" draw:transform="skewX (0.000523598775598294) rotate (-0.257086998818765) translate (5.033cm 8.67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6" draw:layer="layout" svg:width="2.535cm" svg:height="0.234cm" draw:transform="rotate (1.24040549939237) translate (4.499cm 12.24cm)">
          <text:p/>
          <draw:enhanced-geometry svg:viewBox="0 0 21600 21600" draw:text-areas="?f7 ?f0 21600 ?f2" draw:type="left-arrow" draw:modifiers="4402.6170105687 6893.617021276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14§display§f_{X_1}§svg§600§FALSE§</svg:desc>
          <draw:frame draw:style-name="gr3" draw:text-style-name="P3" draw:layer="layout" svg:width="0.699cm" svg:height="0.469cm" svg:x="13.001cm" svg:y="16.748cm">
            <draw:image xlink:href="Pictures/10000FC3000001F400000150FF37E2E6D90E3FED.svg" xlink:type="simple" xlink:show="embed" xlink:actuate="onLoad" loext:mime-type="image/svg+xml">
              <text:p/>
            </draw:image>
            <draw:image xlink:href="Pictures/10000201000000190000001107F0D58C04C1DF4F.png" xlink:type="simple" xlink:show="embed" xlink:actuate="onLoad" loext:mime-type="image/png"/>
          </draw:frame>
        </draw:g>
        <draw:g>
          <svg:title>TexMaths</svg:title>
          <svg:desc>14§display§f_{X_2}§svg§600§FALSE§</svg:desc>
          <draw:frame draw:style-name="gr3" draw:text-style-name="P3" draw:layer="layout" svg:width="0.707cm" svg:height="0.469cm" svg:x="11.596cm" svg:y="18.311cm">
            <draw:image xlink:href="Pictures/100010E7000001FA00000150065D610B9FA545E4.svg" xlink:type="simple" xlink:show="embed" xlink:actuate="onLoad" loext:mime-type="image/svg+xml">
              <text:p/>
            </draw:image>
            <draw:image xlink:href="Pictures/100002010000001A000000118F0E9E2711819A4D.png" xlink:type="simple" xlink:show="embed" xlink:actuate="onLoad" loext:mime-type="image/png"/>
          </draw:frame>
        </draw:g>
        <draw:custom-shape draw:style-name="gr4" draw:text-style-name="P1" draw:layer="layout" svg:width="4.878cm" svg:height="1.655cm" draw:transform="rotate (0.493579112463996) translate (4.426cm 16.28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.805cm" svg:height="3.255cm" draw:transform="skewX (0.000698131700797693) rotate (-0.257086998818765) translate (4.248cm 19.1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0.213cm" svg:height="0.213cm" svg:x="6.874cm" svg:y="15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" draw:id="id3" draw:layer="layout" svg:width="0.213cm" svg:height="0.213cm" svg:x="4.604cm" svg:y="20.8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99cm" svg:height="0.99cm" svg:x="6.211cm" svg:y="19.3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4" draw:id="id4" draw:layer="layout" svg:width="0.213cm" svg:height="0.213cm" svg:x="6.597cm" svg:y="19.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4.178cm" svg:height="1.655cm" draw:transform="rotate (-3.05240632881288) translate (11.877cm 20.8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5" draw:id="id5" draw:layer="layout" svg:width="0.213cm" svg:height="0.214cm" draw:transform="rotate (2.73719986590271) translate (9.784cm 20.3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line" svg:x1="4.786cm" svg:y1="20.912cm" svg:x2="6.597cm" svg:y2="19.827cm" draw:start-shape="id3" draw:start-glue-point="11" draw:end-shape="id4" draw:end-glue-point="6" svg:d="M4786 20912l1811-1085" svg:viewBox="0 0 1812 1086">
          <text:p/>
        </draw:connector>
        <draw:connector draw:style-name="gr8" draw:text-style-name="P5" draw:layer="layout" draw:type="line" svg:x1="9.631cm" svg:y1="20.206cm" svg:x2="6.81cm" svg:y2="19.827cm" draw:start-shape="id5" draw:start-glue-point="10" draw:end-shape="id4" draw:end-glue-point="10" svg:d="M9631 20206l-2821-379" svg:viewBox="0 0 2822 380">
          <text:p/>
        </draw:connector>
        <draw:custom-shape draw:style-name="gr9" draw:text-style-name="P1" draw:layer="layout" svg:width="1.946cm" svg:height="2.159cm" draw:transform="skewX (0.000523598775598293) rotate (0.60021872976085) translate (1.191cm 19.56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6" draw:id="id6" draw:layer="layout" svg:width="0.213cm" svg:height="0.213cm" draw:transform="rotate (0.857305728579614) translate (2.471cm 19.9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f_{X_5}§svg§600§FALSE§</svg:desc>
          <draw:frame draw:style-name="gr3" draw:text-style-name="P3" draw:layer="layout" svg:width="0.707cm" svg:height="0.475cm" svg:x="12.993cm" svg:y="18.305cm">
            <draw:image xlink:href="Pictures/100012C0000001FA000001547911F8F23BCFD40C.svg" xlink:type="simple" xlink:show="embed" xlink:actuate="onLoad" loext:mime-type="image/svg+xml">
              <text:p/>
            </draw:image>
            <draw:image xlink:href="Pictures/100002010000001A0000001146489E684770DD41.png" xlink:type="simple" xlink:show="embed" xlink:actuate="onLoad" loext:mime-type="image/png"/>
          </draw:frame>
        </draw:g>
        <draw:connector draw:style-name="gr8" draw:text-style-name="P5" draw:layer="layout" draw:type="line" svg:x1="4.635cm" svg:y1="20.912cm" svg:x2="2.703cm" svg:y2="20.023cm" draw:start-shape="id3" draw:start-glue-point="5" draw:end-shape="id6" draw:end-glue-point="8" svg:d="M4635 20912l-1932-889" svg:viewBox="0 0 1933 890">
          <text:p/>
        </draw:connector>
        <draw:g>
          <svg:title>TexMaths</svg:title>
          <svg:desc>14§display§f_{X_3}§svg§600§FALSE§</svg:desc>
          <draw:frame draw:style-name="gr3" draw:text-style-name="P3" draw:layer="layout" svg:width="0.746cm" svg:height="0.511cm" svg:x="7.477cm" svg:y="6.204cm">
            <draw:image xlink:href="Pictures/10001225000002160000016EB138B16AB7D707CA.svg" xlink:type="simple" xlink:show="embed" xlink:actuate="onLoad" loext:mime-type="image/svg+xml">
              <text:p/>
            </draw:image>
            <draw:image xlink:href="Pictures/100002010000001B00000013CF5B6800D28069D2.png" xlink:type="simple" xlink:show="embed" xlink:actuate="onLoad" loext:mime-type="image/png"/>
          </draw:frame>
        </draw:g>
        <draw:g>
          <svg:title>TexMaths</svg:title>
          <svg:desc>14§display§f_{X_2}§svg§600§FALSE§</svg:desc>
          <draw:frame draw:style-name="gr3" draw:text-style-name="P3" draw:layer="layout" svg:width="0.707cm" svg:height="0.469cm" svg:x="6.969cm" svg:y="10.017cm">
            <draw:image xlink:href="Pictures/100010E7000001FA00000150065D610B9FA545E4.svg" xlink:type="simple" xlink:show="embed" xlink:actuate="onLoad" loext:mime-type="image/svg+xml">
              <text:p/>
            </draw:image>
            <draw:image xlink:href="Pictures/100002010000001A000000118F0E9E2711819A4D.png" xlink:type="simple" xlink:show="embed" xlink:actuate="onLoad" loext:mime-type="image/png"/>
          </draw:frame>
        </draw:g>
        <draw:g>
          <svg:title>TexMaths</svg:title>
          <svg:desc>14§display§f_{X_5}§svg§600§FALSE§</svg:desc>
          <draw:frame draw:style-name="gr3" draw:text-style-name="P3" draw:layer="layout" svg:width="0.707cm" svg:height="0.475cm" svg:x="1.817cm" svg:y="10.304cm">
            <draw:image xlink:href="Pictures/100012C0000001FA000001547911F8F23BCFD40C.svg" xlink:type="simple" xlink:show="embed" xlink:actuate="onLoad" loext:mime-type="image/svg+xml">
              <text:p/>
            </draw:image>
            <draw:image xlink:href="Pictures/100002010000001A0000001146489E684770DD41.png" xlink:type="simple" xlink:show="embed" xlink:actuate="onLoad" loext:mime-type="image/png"/>
          </draw:frame>
        </draw:g>
        <draw:g>
          <svg:title>TexMaths</svg:title>
          <svg:desc>14§display§f_{X_4}§svg§600§FALSE§</svg:desc>
          <draw:frame draw:style-name="gr3" draw:text-style-name="P3" draw:layer="layout" svg:width="0.714cm" svg:height="0.469cm" svg:x="10.398cm" svg:y="10.945cm">
            <draw:image xlink:href="Pictures/10000FF1000001FF00000150DFD1A027A2D8508F.svg" xlink:type="simple" xlink:show="embed" xlink:actuate="onLoad" loext:mime-type="image/svg+xml">
              <text:p/>
            </draw:image>
            <draw:image xlink:href="Pictures/100002010000001A0000001140B182B82B67861D.png" xlink:type="simple" xlink:show="embed" xlink:actuate="onLoad" loext:mime-type="image/png"/>
          </draw:frame>
        </draw:g>
        <draw:g>
          <svg:title>TexMaths</svg:title>
          <svg:desc>14§display§f_{X_1}§svg§600§FALSE§</svg:desc>
          <draw:frame draw:style-name="gr3" draw:text-style-name="P3" draw:layer="layout" svg:width="0.699cm" svg:height="0.469cm" svg:x="4.175cm" svg:y="21.486cm">
            <draw:image xlink:href="Pictures/10000FC3000001F400000150FF37E2E6D90E3FED.svg" xlink:type="simple" xlink:show="embed" xlink:actuate="onLoad" loext:mime-type="image/svg+xml">
              <text:p/>
            </draw:image>
            <draw:image xlink:href="Pictures/10000201000000190000001107F0D58C04C1DF4F.png" xlink:type="simple" xlink:show="embed" xlink:actuate="onLoad" loext:mime-type="image/png"/>
          </draw:frame>
        </draw:g>
        <draw:g>
          <svg:title>TexMaths</svg:title>
          <svg:desc>14§display§f_{X_2}§svg§600§FALSE§</svg:desc>
          <draw:frame draw:style-name="gr3" draw:text-style-name="P3" draw:layer="layout" svg:width="0.707cm" svg:height="0.469cm" svg:x="6.969cm" svg:y="18.819cm">
            <draw:image xlink:href="Pictures/100010E7000001FA00000150065D610B9FA545E4.svg" xlink:type="simple" xlink:show="embed" xlink:actuate="onLoad" loext:mime-type="image/svg+xml">
              <text:p/>
            </draw:image>
            <draw:image xlink:href="Pictures/100002010000001A000000118F0E9E2711819A4D.png" xlink:type="simple" xlink:show="embed" xlink:actuate="onLoad" loext:mime-type="image/png"/>
          </draw:frame>
        </draw:g>
        <draw:g>
          <svg:title>TexMaths</svg:title>
          <svg:desc>14§display§f_{X_3}§svg§600§FALSE§</svg:desc>
          <draw:frame draw:style-name="gr3" draw:text-style-name="P3" draw:layer="layout" svg:width="0.746cm" svg:height="0.511cm" svg:x="7.731cm" svg:y="14.967cm">
            <draw:image xlink:href="Pictures/10001225000002160000016EB138B16AB7D707CA.svg" xlink:type="simple" xlink:show="embed" xlink:actuate="onLoad" loext:mime-type="image/svg+xml">
              <text:p/>
            </draw:image>
            <draw:image xlink:href="Pictures/100002010000001B00000013CF5B6800D28069D2.png" xlink:type="simple" xlink:show="embed" xlink:actuate="onLoad" loext:mime-type="image/png"/>
          </draw:frame>
        </draw:g>
        <draw:g>
          <svg:title>TexMaths</svg:title>
          <svg:desc>14§display§f_{X_4}§svg§600§FALSE§</svg:desc>
          <draw:frame draw:style-name="gr3" draw:text-style-name="P3" draw:layer="layout" svg:width="0.714cm" svg:height="0.469cm" svg:x="10.398cm" svg:y="19.835cm">
            <draw:image xlink:href="Pictures/10000FF1000001FF00000150DFD1A027A2D8508F.svg" xlink:type="simple" xlink:show="embed" xlink:actuate="onLoad" loext:mime-type="image/svg+xml">
              <text:p/>
            </draw:image>
            <draw:image xlink:href="Pictures/100002010000001A0000001140B182B82B67861D.png" xlink:type="simple" xlink:show="embed" xlink:actuate="onLoad" loext:mime-type="image/png"/>
          </draw:frame>
        </draw:g>
        <draw:g>
          <svg:title>TexMaths</svg:title>
          <svg:desc>14§display§f_{X_5}§svg§600§FALSE§</svg:desc>
          <draw:frame draw:style-name="gr3" draw:text-style-name="P3" draw:layer="layout" svg:width="0.707cm" svg:height="0.475cm" svg:x="2.016cm" svg:y="19.161cm">
            <draw:image xlink:href="Pictures/100012C0000001FA000001547911F8F23BCFD40C.svg" xlink:type="simple" xlink:show="embed" xlink:actuate="onLoad" loext:mime-type="image/svg+xml">
              <text:p/>
            </draw:image>
            <draw:image xlink:href="Pictures/100002010000001A0000001146489E684770DD41.png" xlink:type="simple" xlink:show="embed" xlink:actuate="onLoad" loext:mime-type="image/png"/>
          </draw:frame>
        </draw:g>
        <draw:custom-shape draw:style-name="gr5" draw:text-style-name="P4" xml:id="id8" draw:id="id8" draw:layer="layout" svg:width="0.213cm" svg:height="0.213cm" svg:x="5.407cm" svg:y="9.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f_{X_1}§svg§600§FALSE§</svg:desc>
          <draw:frame draw:style-name="gr3" draw:text-style-name="P3" draw:layer="layout" svg:width="0.699cm" svg:height="0.469cm" svg:x="6.334cm" svg:y="9.04cm">
            <draw:image xlink:href="Pictures/10000FC3000001F400000150FF37E2E6D90E3FED.svg" xlink:type="simple" xlink:show="embed" xlink:actuate="onLoad" loext:mime-type="image/svg+xml">
              <text:p/>
            </draw:image>
            <draw:image xlink:href="Pictures/10000201000000190000001107F0D58C04C1DF4F.png" xlink:type="simple" xlink:show="embed" xlink:actuate="onLoad" loext:mime-type="image/png"/>
          </draw:frame>
        </draw:g>
        <draw:connector draw:style-name="gr8" draw:text-style-name="P5" draw:layer="layout" draw:type="line" svg:x1="6.89cm" svg:y1="7.031cm" svg:x2="5.514cm" svg:y2="9.61cm" draw:start-shape="id7" draw:start-glue-point="7" draw:end-shape="id8" draw:end-glue-point="4" svg:d="M6890 7031l-1376 2579" svg:viewBox="0 0 1377 2580">
          <text:p/>
        </draw:connector>
        <draw:connector draw:style-name="gr8" draw:text-style-name="P5" draw:layer="layout" draw:type="line" svg:x1="5.589cm" svg:y1="9.792cm" svg:x2="6.613cm" svg:y2="10.857cm" draw:start-shape="id8" draw:start-glue-point="9" draw:end-shape="id2" draw:end-glue-point="5" svg:d="M5589 9792l1024 1065" svg:viewBox="0 0 1025 1066">
          <text:p/>
        </draw:connector>
        <draw:custom-shape draw:style-name="gr15" draw:text-style-name="P1" xml:id="id9" draw:id="id9" draw:layer="layout" svg:width="0.518cm" svg:height="0.518cm" svg:x="12.938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14" draw:id="id14" draw:layer="layout" svg:width="0.518cm" svg:height="0.518cm" svg:x="11.668cm" svg:y="9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10" draw:id="id10" draw:layer="layout" svg:width="0.518cm" svg:height="0.518cm" svg:x="11.658cm" svg:y="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11" draw:id="id11" draw:layer="layout" svg:width="0.519cm" svg:height="0.518cm" svg:x="14.335cm" svg:y="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13" draw:id="id13" draw:layer="layout" svg:width="0.518cm" svg:height="0.518cm" svg:x="12.938cm" svg:y="11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5" draw:layer="layout" draw:type="line" svg:x1="13.013cm" svg:y1="7.285cm" svg:x2="12.101cm" svg:y2="8.304cm" draw:start-shape="id9" draw:start-glue-point="7" draw:end-shape="id10" draw:end-glue-point="11" svg:d="M13013 7285l-912 1019" svg:viewBox="0 0 913 1020">
          <text:p/>
        </draw:connector>
        <draw:connector draw:style-name="gr17" draw:text-style-name="P5" draw:layer="layout" draw:type="line" svg:x1="13.381cm" svg:y1="7.285cm" svg:x2="14.411cm" svg:y2="8.304cm" draw:start-shape="id9" draw:start-glue-point="9" draw:end-shape="id11" draw:end-glue-point="5" svg:d="M13381 7285l1030 1019" svg:viewBox="0 0 1031 1020">
          <text:p/>
        </draw:connector>
        <draw:connector draw:style-name="gr17" draw:text-style-name="P5" draw:layer="layout" draw:type="line" svg:x1="13.187cm" svg:y1="8.757cm" svg:x2="13.197cm" svg:y2="11.15cm" draw:start-shape="id12" draw:start-glue-point="8" draw:end-shape="id13" draw:end-glue-point="4" svg:d="M13187 8757l10 2393" svg:viewBox="0 0 11 2394">
          <text:p/>
        </draw:connector>
        <draw:connector draw:style-name="gr17" draw:text-style-name="P5" draw:layer="layout" draw:type="line" svg:x1="11.917cm" svg:y1="8.747cm" svg:x2="11.927cm" svg:y2="9.753cm" draw:start-shape="id10" draw:start-glue-point="8" draw:end-shape="id14" draw:end-glue-point="4" svg:d="M11917 8747l10 1006" svg:viewBox="0 0 11 1007">
          <text:p/>
        </draw:connector>
        <draw:connector draw:style-name="gr17" draw:text-style-name="P5" draw:layer="layout" draw:type="line" svg:x1="12.111cm" svg:y1="10.196cm" svg:x2="13.013cm" svg:y2="11.225cm" draw:start-shape="id14" draw:start-glue-point="9" draw:end-shape="id13" draw:end-glue-point="5" svg:d="M12111 10196l902 1029" svg:viewBox="0 0 903 1030">
          <text:p/>
        </draw:connector>
        <draw:custom-shape draw:style-name="gr16" draw:text-style-name="P7" xml:id="id12" draw:id="id12" draw:layer="layout" svg:width="0.519cm" svg:height="0.518cm" svg:x="12.927cm" svg:y="8.2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5" draw:layer="layout" draw:type="line" svg:x1="13.197cm" svg:y1="7.36cm" svg:x2="13.187cm" svg:y2="8.239cm" draw:start-shape="id9" draw:start-glue-point="8" draw:end-shape="id12" draw:end-glue-point="4" svg:d="M13197 7360l-10 879" svg:viewBox="0 0 11 880">
          <text:p/>
        </draw:connector>
        <draw:g>
          <svg:title>TexMaths</svg:title>
          <svg:desc>16§display§root§svg§600§FALSE§</svg:desc>
          <draw:frame draw:style-name="gr2" draw:text-style-name="P2" draw:layer="layout" svg:width="0.998cm" svg:height="0.357cm" svg:x="11.686cm" svg:y="15.224cm">
            <draw:image xlink:href="Pictures/10000CB600000271000000E0C5753689EE2D1B76.svg" xlink:type="simple" xlink:show="embed" xlink:actuate="onLoad" loext:mime-type="image/svg+xml">
              <text:p/>
            </draw:image>
            <draw:image xlink:href="Pictures/10000201000000200000000B80E17A6A7FCDFE4E.png" xlink:type="simple" xlink:show="embed" xlink:actuate="onLoad" loext:mime-type="image/png"/>
          </draw:frame>
        </draw:g>
        <draw:g>
          <svg:title>TexMaths</svg:title>
          <svg:desc>14§display§f_{X_3}§svg§600§FALSE§</svg:desc>
          <draw:frame draw:style-name="gr3" draw:text-style-name="P3" draw:layer="layout" svg:width="0.746cm" svg:height="0.511cm" svg:x="10.271cm" svg:y="16.748cm">
            <draw:image xlink:href="Pictures/10001225000002160000016EB138B16AB7D707CA.svg" xlink:type="simple" xlink:show="embed" xlink:actuate="onLoad" loext:mime-type="image/svg+xml">
              <text:p/>
            </draw:image>
            <draw:image xlink:href="Pictures/100002010000001B00000013CF5B6800D28069D2.png" xlink:type="simple" xlink:show="embed" xlink:actuate="onLoad" loext:mime-type="image/png"/>
          </draw:frame>
        </draw:g>
        <draw:g>
          <svg:title>TexMaths</svg:title>
          <svg:desc>14§display§f_{X_4}§svg§600§FALSE§</svg:desc>
          <draw:frame draw:style-name="gr3" draw:text-style-name="P3" draw:layer="layout" svg:width="0.714cm" svg:height="0.469cm" svg:x="11.541cm" svg:y="16.748cm">
            <draw:image xlink:href="Pictures/10000FF1000001FF00000150DFD1A027A2D8508F.svg" xlink:type="simple" xlink:show="embed" xlink:actuate="onLoad" loext:mime-type="image/svg+xml">
              <text:p/>
            </draw:image>
            <draw:image xlink:href="Pictures/100002010000001A0000001140B182B82B67861D.png" xlink:type="simple" xlink:show="embed" xlink:actuate="onLoad" loext:mime-type="image/png"/>
          </draw:frame>
        </draw:g>
        <draw:custom-shape draw:style-name="gr15" draw:text-style-name="P1" xml:id="id15" draw:id="id15" draw:layer="layout" svg:width="0.518cm" svg:height="0.518cm" svg:x="11.033cm" svg:y="15.3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20" draw:id="id20" draw:layer="layout" svg:width="0.518cm" svg:height="0.518cm" svg:x="12.43cm" svg:y="18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16" draw:id="id16" draw:layer="layout" svg:width="0.518cm" svg:height="0.518cm" svg:x="9.753cm" svg:y="16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17" draw:id="id17" draw:layer="layout" svg:width="0.519cm" svg:height="0.518cm" svg:x="12.43cm" svg:y="16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7" xml:id="id19" draw:id="id19" draw:layer="layout" svg:width="0.518cm" svg:height="0.518cm" svg:x="11.023cm" svg:y="18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5" draw:layer="layout" draw:type="line" svg:x1="11.108cm" svg:y1="15.77cm" svg:x2="10.196cm" svg:y2="16.789cm" draw:start-shape="id15" draw:start-glue-point="7" draw:end-shape="id16" draw:end-glue-point="11" svg:d="M11108 15770l-912 1019" svg:viewBox="0 0 913 1020">
          <text:p/>
        </draw:connector>
        <draw:connector draw:style-name="gr17" draw:text-style-name="P5" draw:layer="layout" draw:type="line" svg:x1="11.476cm" svg:y1="15.77cm" svg:x2="12.506cm" svg:y2="16.789cm" draw:start-shape="id15" draw:start-glue-point="9" draw:end-shape="id17" draw:end-glue-point="5" svg:d="M11476 15770l1030 1019" svg:viewBox="0 0 1031 1020">
          <text:p/>
        </draw:connector>
        <draw:connector draw:style-name="gr17" draw:text-style-name="P5" draw:layer="layout" draw:type="line" svg:x1="11.282cm" svg:y1="17.242cm" svg:x2="11.282cm" svg:y2="18.262cm" draw:start-shape="id18" draw:start-glue-point="8" draw:end-shape="id19" draw:end-glue-point="4" svg:d="M11282 17242v1020" svg:viewBox="0 0 1 1021">
          <text:p/>
        </draw:connector>
        <draw:connector draw:style-name="gr17" draw:text-style-name="P5" draw:layer="layout" draw:type="line" svg:x1="12.69cm" svg:y1="17.232cm" svg:x2="12.689cm" svg:y2="18.262cm" draw:start-shape="id17" draw:start-glue-point="8" draw:end-shape="id20" draw:end-glue-point="4" svg:d="M12690 17232l-1 1030" svg:viewBox="0 0 2 1031">
          <text:p/>
        </draw:connector>
        <draw:connector draw:style-name="gr17" draw:text-style-name="P5" draw:layer="layout" draw:type="line" svg:x1="12.506cm" svg:y1="17.157cm" svg:x2="11.466cm" svg:y2="18.337cm" draw:start-shape="id17" draw:start-glue-point="7" draw:end-shape="id19" draw:end-glue-point="11" svg:d="M12506 17157l-1040 1180" svg:viewBox="0 0 1041 1181">
          <text:p/>
        </draw:connector>
        <draw:custom-shape draw:style-name="gr16" draw:text-style-name="P7" xml:id="id18" draw:id="id18" draw:layer="layout" svg:width="0.519cm" svg:height="0.518cm" svg:x="11.022cm" svg:y="16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5" draw:layer="layout" draw:type="line" svg:x1="11.292cm" svg:y1="15.845cm" svg:x2="11.282cm" svg:y2="16.724cm" draw:start-shape="id15" draw:start-glue-point="8" draw:end-shape="id18" draw:end-glue-point="4" svg:d="M11292 15845l-10 879" svg:viewBox="0 0 11 88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9-04T10:25:22.412736989</meta:creation-date>
    <dc:date>2020-09-23T10:57:38.619546716</dc:date>
    <meta:editing-duration>PT1H52M23S</meta:editing-duration>
    <meta:editing-cycles>21</meta:editing-cycles>
    <meta:generator>LibreOffice/6.4.4.2$MacOSX_X86_64 LibreOffice_project/3d775be2011f3886db32dfd395a6a6d1ca2630ff</meta:generator>
    <meta:document-statistic meta:object-count="98"/>
  </office:meta>
</office:document-meta>
</file>